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E000003A22E3326B949C73A78.png" manifest:media-type="image/png"/>
  <manifest:file-entry manifest:full-path="Pictures/10000201000000D20000038D9D7022E63FA4BF7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5b6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as-char" svg:width="6.9252in" svg:height="9.3874in" draw:z-index="0"><draw:image xlink:href="Pictures/10000201000002AE000003A22E3326B949C73A78.png" xlink:type="simple" xlink:show="embed" xlink:actuate="onLoad" loext:mime-type="image/png"/></draw:frame></text:p>
      <text:p text:style-name="P1"><text:soft-page-break/><draw:frame draw:style-name="fr1" draw:name="Image2" text:anchor-type="as-char" svg:width="2.1866in" svg:height="9.4673in" draw:z-index="1"><draw:image xlink:href="Pictures/10000201000000D20000038D9D7022E63FA4BF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4T12:26:11.859000000</meta:creation-date>
    <dc:date>2020-07-14T12:28:43.247000000</dc:date>
    <meta:editing-duration>PT36M13S</meta:editing-duration>
    <meta:editing-cycles>1</meta:editing-cycles>
    <meta:document-statistic meta:table-count="0" meta:image-count="2" meta:object-count="0" meta:page-count="2" meta:paragraph-count="2" meta:word-count="0" meta:character-count="0" meta:non-whitespace-character-count="0"/>
    <meta:generator>LibreOffice/6.4.4.2$Windows_X86_64 LibreOffice_project/3d775be2011f3886db32dfd395a6a6d1ca2630ff</meta:generator>
  </office:meta>
</office:document-meta>
</file>